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mbria" style:font-name-asian="Cambria" style:font-name-complex="Cambria" fo:font-weight="bold" style:font-weight-asian="bold" fo:font-size="26pt" style:font-size-asian="26pt"/>
    </style:style>
    <style:style style:name="P3" style:parent-style-name="Normal" style:family="paragraph">
      <style:paragraph-properties fo:text-align="end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8" style:parent-style-name="Normal" style:family="paragraph">
      <style:paragraph-properties fo:text-align="end"/>
    </style:style>
    <style:style style:name="T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0" style:parent-style-name="Normal" style:family="paragraph">
      <style:paragraph-properties fo:text-align="end"/>
    </style:style>
    <style:style style:name="T1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4" style:parent-style-name="Normal" style:family="paragraph">
      <style:paragraph-properties fo:text-align="end"/>
    </style:style>
    <style:style style:name="T15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9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0" style:parent-style-name="Normal" style:list-style-name="LFO1" style:family="paragraph"/>
    <style:style style:name="T2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22" style:parent-style-name="Normal" style:list-style-name="LFO1" style:family="paragraph"/>
    <style:style style:name="T2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24" style:parent-style-name="Normal" style:list-style-name="LFO1" style:family="paragraph"/>
    <style:style style:name="T2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26" style:parent-style-name="Normal" style:list-style-name="LFO1" style:family="paragraph"/>
    <style:style style:name="T2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28" style:parent-style-name="Normal" style:list-style-name="LFO1" style:family="paragraph"/>
    <style:style style:name="T2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30" style:parent-style-name="Normal" style:list-style-name="LFO1" style:family="paragraph"/>
    <style:style style:name="T3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32" style:parent-style-name="Normal" style:list-style-name="LFO1" style:family="paragraph"/>
    <style:style style:name="T3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34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style:font-name="Georgia" style:font-name-asian="Georgia" style:font-name-complex="Georgia" fo:font-size="14pt" style:font-size-asian="14pt"/>
    </style:style>
    <style:style style:name="T37" style:parent-style-name="DefaultParagraphFont" style:family="text">
      <style:text-properties style:font-name="Georgia" style:font-name-asian="Georgia" style:font-name-complex="Georgia"/>
    </style:style>
    <style:style style:name="T38" style:parent-style-name="DefaultParagraphFont" style:family="text">
      <style:text-properties style:font-name="Georgia" style:font-name-asian="Georgia" style:font-name-complex="Georgia"/>
    </style:style>
    <style:style style:name="T39" style:parent-style-name="DefaultParagraphFont" style:family="text">
      <style:text-properties style:font-name="Georgia" style:font-name-asian="Georgia" style:font-name-complex="Georgia"/>
    </style:style>
    <style:style style:name="T40" style:parent-style-name="DefaultParagraphFont" style:family="text">
      <style:text-properties style:font-name="Georgia" style:font-name-asian="Georgia" style:font-name-complex="Georgia"/>
    </style:style>
    <style:style style:name="P41" style:parent-style-name="Normal" style:list-style-name="LFO2" style:family="paragraph"/>
    <style:style style:name="T42" style:parent-style-name="DefaultParagraphFont" style:family="text">
      <style:text-properties style:font-name="Georgia" style:font-name-asian="Georgia" style:font-name-complex="Georgia"/>
    </style:style>
    <style:style style:name="P43" style:parent-style-name="Normal" style:list-style-name="LFO2" style:family="paragraph"/>
    <style:style style:name="T44" style:parent-style-name="DefaultParagraphFont" style:family="text">
      <style:text-properties style:font-name="Georgia" style:font-name-asian="Georgia" style:font-name-complex="Georgia"/>
    </style:style>
    <style:style style:name="T45" style:parent-style-name="DefaultParagraphFont" style:family="text">
      <style:text-properties style:font-name="Georgia" style:font-name-asian="Georgia" style:font-name-complex="Georgia"/>
    </style:style>
    <style:style style:name="P46" style:parent-style-name="Normal" style:list-style-name="LFO2" style:family="paragraph"/>
    <style:style style:name="T47" style:parent-style-name="DefaultParagraphFont" style:family="text">
      <style:text-properties style:font-name="Georgia" style:font-name-asian="Georgia" style:font-name-complex="Georgia"/>
    </style:style>
    <style:style style:name="T48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Georgia" style:font-name-asian="Georgia" style:font-name-complex="Georgia" fo:font-weight="bold" style:font-weight-asian="bold" style:text-underline-type="single" style:text-underline-style="solid" style:text-underline-width="auto" style:text-underline-mode="continuous"/>
    </style:style>
    <style:style style:name="T50" style:parent-style-name="DefaultParagraphFont" style:family="text">
      <style:text-properties style:font-name="Georgia" style:font-name-asian="Georgia" style:font-name-complex="Georgia" fo:font-weight="bold" style:font-weight-asian="bold"/>
    </style:style>
    <style:style style:name="T51" style:parent-style-name="DefaultParagraphFont" style:family="text">
      <style:text-properties style:font-name="Georgia" style:font-name-asian="Georgia" style:font-name-complex="Georgia"/>
    </style:style>
    <style:style style:name="T52" style:parent-style-name="DefaultParagraphFont" style:family="text">
      <style:text-properties style:font-name="Georgia" style:font-name-asian="Georgia" style:font-name-complex="Georgia"/>
    </style:style>
    <style:style style:name="T53" style:parent-style-name="DefaultParagraphFont" style:family="text">
      <style:text-properties style:font-name="Georgia" style:font-name-asian="Georgia" style:font-name-complex="Georgia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Georgia" style:font-name-asian="Georgia" style:font-name-complex="Georgia"/>
    </style:style>
    <style:style style:name="T57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58" style:parent-style-name="DefaultParagraphFont" style:family="text">
      <style:text-properties style:font-name="Georgia" style:font-name-asian="Georgia" style:font-name-complex="Georgia" fo:font-size="14pt" style:font-size-asian="14pt"/>
    </style:style>
    <style:style style:name="T5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6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6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6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63" style:parent-style-name="Normal" style:list-style-name="LFO3" style:family="paragraph"/>
    <style:style style:name="T6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6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66" style:parent-style-name="Normal" style:list-style-name="LFO3" style:family="paragraph"/>
    <style:style style:name="T6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68" style:parent-style-name="Normal" style:list-style-name="LFO3" style:family="paragraph"/>
    <style:style style:name="T6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70" style:parent-style-name="Normal" style:list-style-name="LFO3" style:family="paragraph"/>
    <style:style style:name="T7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72" style:parent-style-name="Normal" style:list-style-name="LFO3" style:family="paragraph"/>
    <style:style style:name="T7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7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75" style:parent-style-name="Normal" style:list-style-name="LFO3" style:family="paragraph"/>
    <style:style style:name="T76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77" style:parent-style-name="Normal" style:list-style-name="LFO3" style:family="paragraph"/>
    <style:style style:name="T7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79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8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8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83" style:parent-style-name="DefaultParagraphFont" style:family="text">
      <style:text-properties style:font-name="Courier New" style:font-name-asian="Courier New" style:font-name-complex="Courier New"/>
    </style:style>
    <style:style style:name="P84" style:parent-style-name="Normal" style:list-style-name="LFO4" style:family="paragraph"/>
    <style:style style:name="T8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86" style:parent-style-name="Normal" style:list-style-name="LFO4" style:family="paragraph"/>
    <style:style style:name="T8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8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89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9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93" style:parent-style-name="Normal" style:list-style-name="LFO5" style:family="paragraph"/>
    <style:style style:name="T9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95" style:parent-style-name="Normal" style:list-style-name="LFO5" style:family="paragraph"/>
    <style:style style:name="T96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97" style:parent-style-name="Normal" style:list-style-name="LFO5" style:family="paragraph"/>
    <style:style style:name="T9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99" style:parent-style-name="Normal" style:list-style-name="LFO5" style:family="paragraph"/>
    <style:style style:name="T10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0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02" style:parent-style-name="Normal" style:list-style-name="LFO5" style:family="paragraph"/>
    <style:style style:name="T10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04" style:parent-style-name="Normal" style:list-style-name="LFO5" style:family="paragraph"/>
    <style:style style:name="T10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06" style:parent-style-name="Normal" style:list-style-name="LFO5" style:family="paragraph"/>
    <style:style style:name="T10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08" style:parent-style-name="Normal" style:list-style-name="LFO5" style:family="paragraph"/>
    <style:style style:name="T10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0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1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6" style:parent-style-name="DefaultParagraphFont" style:family="text">
      <style:text-properties style:font-name="Georgia" style:font-name-asian="Georgia" style:font-name-complex="Georgia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1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2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21" style:parent-style-name="Normal" style:list-style-name="LFO6" style:family="paragraph"/>
    <style:style style:name="T12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2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24" style:parent-style-name="Normal" style:list-style-name="LFO6" style:family="paragraph"/>
    <style:style style:name="T12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26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style:font-name="Georgia" style:font-name-asian="Georgia" style:font-name-complex="Georgia" fo:font-weight="bold" style:font-weight-asian="bold" fo:font-size="12pt" style:font-size-asian="12pt"/>
    </style:style>
    <style:style style:name="T12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29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3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3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32" style:parent-style-name="DefaultParagraphFont" style:family="text">
      <style:text-properties style:font-name="Georgia" style:font-name-asian="Georgia" style:font-name-complex="Georgia" fo:font-weight="bold" style:font-weight-asian="bold"/>
    </style:style>
    <style:style style:name="T133" style:parent-style-name="DefaultParagraphFont" style:family="text">
      <style:text-properties style:font-name="Georgia" style:font-name-asian="Georgia" style:font-name-complex="Georgia"/>
    </style:style>
    <style:style style:name="T13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35" style:parent-style-name="DefaultParagraphFont" style:family="text">
      <style:text-properties style:font-name="Georgia" style:font-name-asian="Georgia" style:font-name-complex="Georgia"/>
    </style:style>
    <style:style style:name="T136" style:parent-style-name="DefaultParagraphFont" style:family="text">
      <style:text-properties style:font-name="Courier New" style:font-name-asian="Courier New" style:font-name-complex="Courier New"/>
    </style:style>
    <style:style style:name="T137" style:parent-style-name="DefaultParagraphFont" style:family="text">
      <style:text-properties style:font-name="Georgia" style:font-name-asian="Georgia" style:font-name-complex="Georgia" fo:font-weight="bold" style:font-weight-asian="bold" fo:font-size="12pt" style:font-size-asian="12pt"/>
    </style:style>
    <style:style style:name="T138" style:parent-style-name="DefaultParagraphFont" style:family="text">
      <style:text-properties style:font-name="Georgia" style:font-name-asian="Georgia" style:font-name-complex="Georgia" fo:font-weight="bold" style:font-weight-asian="bold" fo:font-size="12pt" style:font-size-asian="12pt"/>
    </style:style>
    <style:style style:name="T139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T140" style:parent-style-name="DefaultParagraphFont" style:family="text">
      <style:text-properties style:font-name="Courier New" style:font-name-asian="Courier New" style:font-name-complex="Courier New"/>
    </style:style>
    <style:style style:name="T141" style:parent-style-name="DefaultParagraphFont" style:family="text">
      <style:text-properties style:font-name="Courier New" style:font-name-asian="Courier New" style:font-name-complex="Courier New"/>
    </style:style>
    <style:style style:name="T142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/>
    </style:style>
    <style:style style:name="T14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4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45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/>
    </style:style>
    <style:style style:name="T146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4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48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49" style:parent-style-name="DefaultParagraphFont" style:family="text">
      <style:text-properties style:font-name="Georgia" style:font-name-asian="Georgia" style:font-name-complex="Georgia" fo:font-weight="bold" style:font-weight-asian="bold" fo:font-size="14pt" style:font-size-asian="14pt"/>
    </style:style>
    <style:style style:name="T15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5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52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153" style:parent-style-name="Normal" style:list-style-name="LFO7" style:family="paragraph"/>
    <style:style style:name="T15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5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P156" style:parent-style-name="Normal" style:list-style-name="LFO7" style:family="paragraph"/>
    <style:style style:name="T157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58" style:parent-style-name="DefaultParagraphFont" style:family="text">
      <style:text-properties style:font-name="Courier New" style:font-name-asian="Courier New" style:font-name-complex="Courier New"/>
    </style:style>
    <style:style style:name="T159" style:parent-style-name="DefaultParagraphFont" style:family="text">
      <style:text-properties style:font-name="Georgia" style:font-name-asian="Georgia" style:font-name-complex="Georgia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1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2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3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4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5" style:parent-style-name="DefaultParagraphFont" style:family="text">
      <style:text-properties style:font-name="Georgia" style:font-name-asian="Georgia" style:font-name-complex="Georgia" fo:font-size="12pt" style:font-size-asian="12pt"/>
    </style:style>
    <style:style style:name="T166" style:parent-style-name="DefaultParagraphFon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/>
      <text:p text:style-name="Normal"><text:span text:style-name="T2">Zipporah Perry</text:span></text:p>
      <text:p text:style-name="Normal"/>
      <text:p text:style-name="P3"><text:span text:style-name="T4"><text:s text:c="42"/></text:span><text:span text:style-name="T5">Oxford Street Downtown</text:span></text:p>
      <text:p text:style-name="P6"><text:span text:style-name="T7">Port of Spain</text:span></text:p>
      <text:p text:style-name="P8"><text:span text:style-name="T9">Home Phone: 288-6676</text:span></text:p>
      <text:p text:style-name="P10"><text:span text:style-name="T11">Cellphone: 328-8321</text:span></text:p>
      <text:p text:style-name="P12"><text:span text:style-name="T13">E-Mail: Zipporahperry85@yahoo.com</text:span></text:p>
      <text:p text:style-name="P14"/>
      <text:p text:style-name="Normal"><text:span text:style-name="T15">Professional Summary:</text:span></text:p>
      <text:p text:style-name="Normal"/>
      <text:p text:style-name="Normal"><text:span text:style-name="T16">Experienced CUSTOMER SERVICE professional with strong<text:s/></text:span><text:span text:style-name="T17">leadership and relationship-building skills. <text:s/>Highly ambitious CAREGIVER /CUSTOMER REP with background in sales, marketing and advertising. Expertise in client needs assessments. Self motivated team player with high spirits of leaving all my customers or c</text:span><text:span text:style-name="T18">lients well satisfied an needs meet.</text:span></text:p>
      <text:p text:style-name="Normal"/>
      <text:p text:style-name="Normal"><text:span text:style-name="T19">Skills:</text:span></text:p>
      <text:p text:style-name="Normal"/>
      <text:list text:style-name="LFO1" text:continue-numbering="true">
        <text:list-item>
          <text:p text:style-name="P20"><text:span text:style-name="T21"><text:s/>Strong verbal communication</text:span></text:p>
        </text:list-item>
        <text:list-item>
          <text:p text:style-name="P22"><text:span text:style-name="T23"><text:s/>Team leadership</text:span></text:p>
        </text:list-item>
        <text:list-item>
          <text:p text:style-name="P24"><text:span text:style-name="T25"><text:s/>Extremely organized</text:span></text:p>
        </text:list-item>
        <text:list-item>
          <text:p text:style-name="P26"><text:span text:style-name="T27"><text:s/>Self-motivated</text:span></text:p>
        </text:list-item>
        <text:list-item>
          <text:p text:style-name="P28"><text:span text:style-name="T29"><text:s text:c="4"/>Team liaison</text:span></text:p>
        </text:list-item>
        <text:list-item>
          <text:p text:style-name="P30"><text:span text:style-name="T31"><text:s/>Powerful negotiator</text:span></text:p>
        </text:list-item>
        <text:list-item>
          <text:p text:style-name="P32"><text:span text:style-name="T33"><text:s/>Conflict resolution</text:span></text:p>
        </text:list-item>
      </text:list>
      <text:p text:style-name="Normal"/>
      <text:p text:style-name="Normal"><text:span text:style-name="T34">Work History:</text:span></text:p>
      <text:p text:style-name="Normal"/>
      <text:p text:style-name="Normal"><text:span text:style-name="T35">Driecone:</text:span><text:span text:style-name="T36"><text:s/></text:span></text:p>
      <text:p text:style-name="Normal"><text:span text:style-name="T37"><text:s text:c="33"/></text:span><text:span text:style-name="T38"><text:s text:c="60"/>May 2015 to 2017</text:span></text:p>
      <text:p text:style-name="Normal"><text:span text:style-name="T39">Asha henry</text:span></text:p>
      <text:p text:style-name="Normal"><text:span text:style-name="T40">Port of spain</text:span></text:p>
      <text:p text:style-name="Normal"/>
      <text:list text:style-name="LFO2" text:continue-numbering="true">
        <text:list-item>
          <text:p text:style-name="P41"><text:span text:style-name="T42"><text:s text:c="2"/>Researched and updated all required materials needed for firm and partners.</text:span></text:p>
        </text:list-item>
        <text:list-item>
          <text:p text:style-name="P43"><text:span text:style-name="T44"><text:s/>Performed initial client assessment and analysis to begin research<text:s/></text:span><text:span text:style-name="T45">process.</text:span></text:p>
        </text:list-item>
        <text:list-item>
          <text:p text:style-name="P46"><text:span text:style-name="T47"><text:s/>Provided information and bill payments of accounts</text:span></text:p>
        </text:list-item>
      </text:list>
      <text:p text:style-name="Normal"/>
      <text:p text:style-name="Normal"><text:span text:style-name="T48">Crews Inn Hotel and Yatch:</text:span><text:span text:style-name="T49"><text:s/></text:span></text:p>
      <text:p text:style-name="Normal"><text:span text:style-name="T50"><text:s text:c="48"/></text:span><text:span text:style-name="T51"><text:s text:c="48"/>2015 to 2016</text:span></text:p>
      <text:p text:style-name="Normal"><text:span text:style-name="T52">Mr andrews</text:span></text:p>
      <text:p text:style-name="Normal"><text:span text:style-name="T53">Chaguaramas</text:span></text:p>
      <text:p text:style-name="Normal"><text:span text:style-name="T54"><text:s text:c="32"/></text:span><text:span text:style-name="T55"><text:s text:c="13"/></text:span><text:span text:style-name="T56"><text:s text:c="2"/></text:span></text:p>
      <text:p text:style-name="Normal"><text:span text:style-name="T57">Serenity Funeral Services:</text:span><text:span text:style-name="T58"><text:s/></text:span><text:span text:style-name="T59"><text:s text:c="2"/></text:span></text:p>
      <text:p text:style-name="Normal"><text:span text:style-name="T60"><text:s text:c="95"/>2011 to 2017</text:span></text:p>
      <text:p text:style-name="Normal"><text:span text:style-name="T61">victor antoine</text:span></text:p>
      <text:soft-page-break/>
      <text:p text:style-name="Normal"><text:span text:style-name="T62">Port of Spain</text:span></text:p>
      <text:p text:style-name="Normal"/>
      <text:list text:style-name="LFO3" text:continue-numbering="true">
        <text:list-item>
          <text:p text:style-name="P63"><text:span text:style-name="T64"><text:s text:c="2"/>Analyzed departmental documents for appropriate distribution and fili</text:span><text:span text:style-name="T65">ng.</text:span></text:p>
        </text:list-item>
        <text:list-item>
          <text:p text:style-name="P66"><text:span text:style-name="T67"><text:s/>Supported manager or Operating Officer with daily operational functions.</text:span></text:p>
        </text:list-item>
        <text:list-item>
          <text:p text:style-name="P68"><text:span text:style-name="T69"><text:s/>Implemented marketing strategies which resulted in 12% growth of customer base.</text:span></text:p>
        </text:list-item>
        <text:list-item>
          <text:p text:style-name="P70"><text:span text:style-name="T71"><text:s/>Researched and updated all required materials needed for firm and partners.</text:span></text:p>
        </text:list-item>
        <text:list-item>
          <text:p text:style-name="P72"><text:span text:style-name="T73">Provided a<text:s/></text:span><text:span text:style-name="T74">professional standard of workplace</text:span></text:p>
        </text:list-item>
        <text:list-item>
          <text:p text:style-name="P75"><text:span text:style-name="T76">Provided care of decease and proper information, on time service correct proceedings of funeral arrangements</text:span></text:p>
        </text:list-item>
        <text:list-item>
          <text:p text:style-name="P77"><text:span text:style-name="T78">Also was head mortician <text:s/>traineed 10 students about the preparation of a deceased body etc</text:span></text:p>
        </text:list-item>
      </text:list>
      <text:p text:style-name="Normal"/>
      <text:p text:style-name="Normal"><text:span text:style-name="T79">HYATT Hotel:</text:span></text:p>
      <text:p text:style-name="Normal"><text:span text:style-name="T80"><text:s text:c="5"/></text:span><text:span text:style-name="T81"><text:s text:c="94"/>2016 to 2017</text:span></text:p>
      <text:p text:style-name="Normal"><text:span text:style-name="T82"><text:s/>Port of Spain</text:span></text:p>
      <text:p text:style-name="Normal"><text:span text:style-name="T83"><text:s text:c="3"/></text:span></text:p>
      <text:list text:style-name="LFO4" text:continue-numbering="true">
        <text:list-item>
          <text:p text:style-name="P84"><text:span text:style-name="T85"><text:s text:c="4"/>Provided proper waitstaff service</text:span></text:p>
        </text:list-item>
        <text:list-item>
          <text:p text:style-name="P86"><text:span text:style-name="T87"><text:s text:c="4"/>Provided proper quick and polite room service strategies</text:span></text:p>
        </text:list-item>
      </text:list>
      <text:p text:style-name="Normal"><text:span text:style-name="T88"><text:s text:c="4"/></text:span></text:p>
      <text:p text:style-name="Normal"/>
      <text:p text:style-name="Normal"><text:span text:style-name="T89">St Clare Oxford Street<text:s/></text:span><text:span text:style-name="T90">Home:</text:span></text:p>
      <text:p text:style-name="Normal"><text:span text:style-name="T91"><text:s text:c="98"/>2014 to 2017</text:span></text:p>
      <text:p text:style-name="Normal"><text:span text:style-name="T92">Mrs Morrison Oxford st P.O.S.</text:span></text:p>
      <text:p text:style-name="Normal"/>
      <text:list text:style-name="LFO5" text:continue-numbering="true">
        <text:list-item>
          <text:p text:style-name="P93"><text:span text:style-name="T94">Provided love attention and care to patients</text:span></text:p>
        </text:list-item>
        <text:list-item>
          <text:p text:style-name="P95"><text:span text:style-name="T96">Administered medication</text:span></text:p>
        </text:list-item>
        <text:list-item>
          <text:p text:style-name="P97"><text:span text:style-name="T98">removal and giving of bed pan</text:span></text:p>
        </text:list-item>
        <text:list-item>
          <text:p text:style-name="P99"><text:span text:style-name="T100">Proper di</text:span><text:span text:style-name="T101">etary needs</text:span></text:p>
        </text:list-item>
        <text:list-item>
          <text:p text:style-name="P102"><text:span text:style-name="T103">Tube feeding and cleaning</text:span></text:p>
        </text:list-item>
        <text:list-item>
          <text:p text:style-name="P104"><text:span text:style-name="T105">Catheter cleanliness an emptying of bag</text:span></text:p>
        </text:list-item>
        <text:list-item>
          <text:p text:style-name="P106"><text:span text:style-name="T107">Slight house keeping</text:span></text:p>
        </text:list-item>
        <text:list-item>
          <text:p text:style-name="P108"><text:span text:style-name="T109">Mouthcare and daily cleanliness of patients and dentures</text:span></text:p>
        </text:list-item>
      </text:list>
      <text:p text:style-name="Normal"/>
      <text:p text:style-name="Normal"><text:span text:style-name="T110">Issabella Haven <text:s/></text:span></text:p>
      <text:p text:style-name="Normal"><text:span text:style-name="T111"><text:s text:c="79"/></text:span><text:span text:style-name="T112"><text:s text:c="19"/>2017 to 2017</text:span></text:p>
      <text:p text:style-name="Normal"><text:span text:style-name="T113">Mr Renaldo</text:span></text:p>
      <text:p text:style-name="Normal"><text:span text:style-name="T114">Diego Martin</text:span></text:p>
      <text:p text:style-name="Normal"/>
      <text:p text:style-name="Normal"><text:span text:style-name="T115"><text:s text:c="2"/></text:span></text:p>
      <text:p text:style-name="Normal"><text:span text:style-name="T116">SHERRY'S NURSING AGENCY:</text:span></text:p>
      <text:p text:style-name="Normal"><text:span text:style-name="T117"><text:s text:c="98"/>2015 to 2017</text:span></text:p>
      <text:p text:style-name="Normal"><text:span text:style-name="T118">Mrs.SHERRY</text:span></text:p>
      <text:p text:style-name="Normal"><text:span text:style-name="T119">TUNAPUNA</text:span></text:p>
      <text:p text:style-name="Normal"><text:span text:style-name="T120"><text:s text:c="4"/></text:span></text:p>
      <text:list text:style-name="LFO6" text:continue-numbering="true">
        <text:list-item>
          <text:p text:style-name="P121"><text:span text:style-name="T122"><text:s text:c="2"/>Analyzed departmental documents</text:span><text:span text:style-name="T123"><text:s/>for appropriate distribution and filing.</text:span></text:p>
        </text:list-item>
        <text:list-item>
          <text:p text:style-name="P124"><text:span text:style-name="T125"><text:s/>Worked directly with <text:s/>[relatives, clients, management] <text:s text:c="2"/>to achieve CLIENTS AILMENT OR ISSUE.</text:span></text:p>
        </text:list-item>
      </text:list>
      <text:p text:style-name="Normal"/>
      <text:p text:style-name="Normal"><text:span text:style-name="T126">Education:</text:span></text:p>
      <text:p text:style-name="Normal"/>
      <text:p text:style-name="Normal"><text:span text:style-name="T127">PORT OF SPAIN S.D.A. PRIMARY</text:span><text:span text:style-name="T128"><text:s/></text:span></text:p>
      <text:p text:style-name="Normal"><text:span text:style-name="T129"><text:s/>BELMONT, <text:s text:c="64"/></text:span><text:span text:style-name="T130"><text:s text:c="17"/>2000-2007</text:span></text:p>
      <text:p text:style-name="Normal"><text:span text:style-name="T131"><text:s/>SECONDARY ENTRANCE EXAMINATION</text:span></text:p>
      <text:p text:style-name="Normal"/>
      <text:p text:style-name="Normal"><text:span text:style-name="T132">ST MARTIN DE PORRES HIGH SCHOOL <text:s/></text:span></text:p>
      <text:p text:style-name="Normal"><text:span text:style-name="T133"><text:s text:c="4"/>BELLE EAU ROAD, <text:s text:c="65"/>2007-<text:s/></text:span><text:span text:style-name="T134">2011</text:span></text:p>
      <text:p text:style-name="Normal"><text:span text:style-name="T135"><text:s/>CARIBBEAN EXAMINATION COUNCIL (CXC)<text:s/></text:span></text:p>
      <text:p text:style-name="Normal"/>
      <text:p text:style-name="Normal"><text:span text:style-name="T136"><text:s/></text:span></text:p>
      <text:p text:style-name="Normal"><text:span text:style-name="T137">SERVOL LIFFE CENTRE BEET</text:span><text:span text:style-name="T138">HAM</text:span></text:p>
      <text:p text:style-name="Normal"><text:span text:style-name="T139"><text:s/>NURSING</text:span><text:span text:style-name="T140"><text:s text:c="39"/>2011-2012</text:span></text:p>
      <text:p text:style-name="Normal"><text:span text:style-name="T141"><text:s/></text:span></text:p>
      <text:p text:style-name="Normal"><text:span text:style-name="T142">CIVILLIAN CONSERVATION CORPS<text:s/></text:span></text:p>
      <text:p text:style-name="Normal"><text:span text:style-name="T143">Laventille MAIN ROAD <text:s text:c="64"/>2013(6months)</text:span></text:p>
      <text:p text:style-name="Normal"><text:span text:style-name="T144"><text:s/>MORTICIAN</text:span></text:p>
      <text:p text:style-name="Normal"/>
      <text:p text:style-name="Normal"><text:span text:style-name="T145">Y.T.E.P.P.</text:span></text:p>
      <text:p text:style-name="Normal"><text:span text:style-name="T146">MALICK,</text:span></text:p>
      <text:p text:style-name="Normal"><text:span text:style-name="T147"><text:s text:c="104"/>2014 (6months) <text:s/></text:span></text:p>
      <text:p text:style-name="Normal"><text:span text:style-name="T148">HAIRDRESSING <text:s/></text:span></text:p>
      <text:p text:style-name="Normal"/>
      <text:p text:style-name="Normal"><text:span text:style-name="T149">MR LEROYS LEARNING INSTITUE<text:s/></text:span></text:p>
      <text:p text:style-name="Normal"><text:span text:style-name="T150">BELMONT NORFOLK STREET,</text:span></text:p>
      <text:p text:style-name="Normal"><text:span text:style-name="T151"><text:s/>CXC REPEAT<text:s/></text:span></text:p>
      <text:p text:style-name="Normal"/>
      <text:p text:style-name="Normal"><text:span text:style-name="T152">Certifications:</text:span></text:p>
      <text:p text:style-name="Normal"/>
      <text:list text:style-name="LFO7" text:continue-numbering="true">
        <text:list-item>
          <text:p text:style-name="P153"><text:span text:style-name="T154">COMPUTER LITERATE, HIGHLY UP TO<text:s/></text:span><text:span text:style-name="T155">DATE WITH TECHNOLOGY, MICROSOFT WINDOWS ETC,<text:s/></text:span></text:p>
        </text:list-item>
        <text:list-item>
          <text:p text:style-name="P156"><text:span text:style-name="T157">CERTIFIED IN CAKE AN PASTRY MAKING DECOR.</text:span></text:p>
        </text:list-item>
      </text:list>
      <text:p text:style-name="Normal"><text:span text:style-name="T158"><text:s text:c="8"/></text:span></text:p>
      <text:p text:style-name="Normal"/>
      <text:p text:style-name="Normal"><text:span text:style-name="T159">REFERENCES:</text:span></text:p>
      <text:p text:style-name="Normal"/>
      <text:p text:style-name="Normal"><text:span text:style-name="T160">VICTOR ANTOINE ( PAST EMPLOYER)</text:span></text:p>
      <text:p text:style-name="Normal"><text:span text:style-name="T161"><text:s/>!868 313-9426</text:span></text:p>
      <text:p text:style-name="Normal"/>
      <text:p text:style-name="Normal"><text:span text:style-name="T162">ELMA LOGAN GIBBS (TEACHER)</text:span></text:p>
      <text:p text:style-name="Normal"><text:span text:style-name="T163">868 320-4878</text:span></text:p>
      <text:p text:style-name="Normal"/>
      <text:p text:style-name="Normal"><text:span text:style-name="T164">MR WEAKES (TEACHER)</text:span></text:p>
      <text:p text:style-name="Normal"><text:span text:style-name="T165"><text:s/>868 355-9889</text:span></text:p>
      <text:p text:style-name="Normal"><text:span text:style-name="T166"><text:s text:c="6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0.7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IMConsulting Inc.</dc:creator>
    <meta:creation-date>2018-03-12T16:09:00Z</meta:creation-date>
    <dc:date>2018-03-12T16:09:00Z</dc:date>
    <meta:print-date>2018-03-12T16:09:00Z</meta:print-date>
    <meta:template xlink:href="Normal.dotm" xlink:type="simple"/>
    <meta:editing-cycles>2</meta:editing-cycles>
    <meta:editing-duration>PT0S</meta:editing-duration>
    <meta:document-statistic meta:page-count="3" meta:paragraph-count="8" meta:word-count="635" meta:character-count="4249" meta:row-count="30" meta:non-whitespace-character-count="3622"/>
  </office:meta>
</office:document-meta>
</file>